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01f1" officeooo:paragraph-rsid="000b01f1"/>
    </style:style>
    <style:style style:name="P2" style:family="paragraph" style:parent-style-name="Standard">
      <style:paragraph-properties fo:text-align="start" style:justify-single-word="false"/>
      <style:text-properties officeooo:rsid="000b01f1" officeooo:paragraph-rsid="000b01f1"/>
    </style:style>
    <style:style style:name="P3" style:family="paragraph" style:parent-style-name="Standard">
      <style:paragraph-properties fo:text-align="start" style:justify-single-word="false"/>
      <style:text-properties officeooo:rsid="000bae22" officeooo:paragraph-rsid="000bae22"/>
    </style:style>
    <style:style style:name="P4" style:family="paragraph">
      <style:paragraph-properties fo:text-align="center"/>
    </style:style>
    <style:style style:name="gr1" style:family="graphic">
      <style:graphic-properties draw:textarea-horizontal-align="justify" draw:textarea-vertical-align="middle" draw:auto-grow-height="false" fo:min-height="0.0528in" fo:min-width="0.32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0366in" fo:min-width="0.31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0417in" fo:min-width="0.34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0472in" fo:min-width="0.34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0575in" fo:min-width="0.31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0417in" fo:min-width="0.31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0472in" fo:min-width="0.24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0575in" fo:min-width="0.32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1.4165in" fo:min-width="1.416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 Pipeline </text:p>
      <text:p text:style-name="P1"/>
      <text:p text:style-name="P1"><draw:custom-shape text:anchor-type="paragraph" draw:z-index="0" draw:name="Shape1" draw:style-name="gr9" draw:text-style-name="P4" svg:width="1.4169in" svg:height="1.4169in" svg:x="-0.3972in" svg:y="0.9654in"><text:p text:style-name="P4">Stopwatch </text:p><draw:enhanced-geometry svg:viewBox="0 0 21600 21600" draw:type="rectangle" draw:enhanced-path="M 0 0 L 21600 0 21600 21600 0 21600 0 0 Z N"/></draw:custom-shape><draw:custom-shape text:anchor-type="paragraph" draw:z-index="1" draw:name="Shape1" draw:style-name="gr9" draw:text-style-name="P4" svg:width="1.4169in" svg:height="1.4169in" svg:x="1.5717in" svg:y="0.9862in"><text:p text:style-name="P4">Unstructured list</text:p><draw:enhanced-geometry svg:viewBox="0 0 21600 21600" draw:type="rectangle" draw:enhanced-path="M 0 0 L 21600 0 21600 21600 0 21600 0 0 Z N"/></draw:custom-shape><draw:custom-shape text:anchor-type="paragraph" draw:z-index="2" draw:name="Shape1" draw:style-name="gr9" draw:text-style-name="P4" svg:width="1.4169in" svg:height="1.4169in" svg:x="3.4154in" svg:y="0.9547in"><text:p text:style-name="P4">CSV</text:p><draw:enhanced-geometry svg:viewBox="0 0 21600 21600" draw:type="rectangle" draw:enhanced-path="M 0 0 L 21600 0 21600 21600 0 21600 0 0 Z N"/></draw:custom-shape><draw:custom-shape text:anchor-type="paragraph" draw:z-index="3" draw:name="Shape1" draw:style-name="gr9" draw:text-style-name="P4" svg:width="1.4169in" svg:height="1.4169in" svg:x="5.3736in" svg:y="0.9547in"><text:p text:style-name="P4">R Dataframe</text:p><draw:enhanced-geometry svg:viewBox="0 0 21600 21600" draw:type="rectangle" draw:enhanced-path="M 0 0 L 21600 0 21600 21600 0 21600 0 0 Z N"/></draw:custom-shape><draw:custom-shape text:anchor-type="paragraph" draw:z-index="4" draw:name="Shape1" draw:style-name="gr9" draw:text-style-name="P4" svg:width="1.4169in" svg:height="1.4169in" svg:x="-0.2827in" svg:y="3.7154in"><text:p text:style-name="P4">Survey</text:p><draw:enhanced-geometry svg:viewBox="0 0 21600 21600" draw:type="rectangle" draw:enhanced-path="M 0 0 L 21600 0 21600 21600 0 21600 0 0 Z N"/></draw:custom-shape><draw:custom-shape text:anchor-type="paragraph" draw:z-index="5" draw:name="Shape1" draw:style-name="gr9" draw:text-style-name="P4" svg:width="1.4169in" svg:height="1.4169in" svg:x="1.5402in" svg:y="3.7154in"><text:p text:style-name="P4">Unstructured list</text:p><draw:enhanced-geometry svg:viewBox="0 0 21600 21600" draw:type="rectangle" draw:enhanced-path="M 0 0 L 21600 0 21600 21600 0 21600 0 0 Z N"/></draw:custom-shape><draw:custom-shape text:anchor-type="paragraph" draw:z-index="6" draw:name="Shape1" draw:style-name="gr9" draw:text-style-name="P4" svg:width="1.4169in" svg:height="1.4169in" svg:x="3.4154in" svg:y="3.6945in"><text:p text:style-name="P4">CSV</text:p><draw:enhanced-geometry svg:viewBox="0 0 21600 21600" draw:type="rectangle" draw:enhanced-path="M 0 0 L 21600 0 21600 21600 0 21600 0 0 Z N"/></draw:custom-shape><draw:custom-shape text:anchor-type="paragraph" draw:z-index="7" draw:name="Shape1" draw:style-name="gr9" draw:text-style-name="P4" svg:width="1.4169in" svg:height="1.4169in" svg:x="5.3319in" svg:y="3.7154in"><text:p text:style-name="P4">R Dataframe</text:p><draw:enhanced-geometry svg:viewBox="0 0 21600 21600" draw:type="rectangle" draw:enhanced-path="M 0 0 L 21600 0 21600 21600 0 21600 0 0 Z N"/></draw:custom-shape></text:p>
      <text:p text:style-name="P2"/>
      <text:p text:style-name="P2"/>
      <text:p text:style-name="P3">Heart Rate</text:p>
      <text:p text:style-name="P3"/>
      <text:p text:style-name="P3"/>
      <text:p text:style-name="P3"/>
      <text:p text:style-name="P3"/>
      <text:p text:style-name="P3"><draw:custom-shape text:anchor-type="paragraph" draw:z-index="11" draw:name="Shape2" draw:style-name="gr8" svg:width="0.3752in" svg:height="0.115in" svg:x="1.0819in" svg:y="0.0984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2" draw:name="Shape3" draw:style-name="gr7" svg:width="0.2815in" svg:height="0.0941in" svg:x="3.0508in" svg:y="0.119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3" draw:name="Shape4" draw:style-name="gr6" svg:width="0.3543in" svg:height="0.0835in" svg:x="4.9047in" svg:y="0.16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tress</text:p>
      <text:p text:style-name="P3"/>
      <text:p text:style-name="P3"/>
      <text:p text:style-name="P3"/>
      <text:p text:style-name="P3"><draw:custom-shape text:anchor-type="paragraph" draw:z-index="14" draw:name="Shape5" draw:style-name="gr5" svg:width="0.3543in" svg:height="0.115in" svg:x="1.1862in" svg:y="0.1654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3"><draw:custom-shape text:anchor-type="paragraph" draw:z-index="15" draw:name="Shape6" draw:style-name="gr4" svg:width="0.3961in" svg:height="0.0941in" svg:x="3.0193in" svg:y="0.025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6" draw:name="Shape7" draw:style-name="gr3" svg:width="0.3961in" svg:height="0.0835in" svg:x="4.8839in" svg:y="0.0154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3"/>
      <text:p text:style-name="P3"/>
      <text:p text:style-name="P3"/>
      <text:p text:style-name="P3"/>
      <text:p text:style-name="P3"/>
      <text:p text:style-name="P3">Exercise</text:p>
      <text:p text:style-name="P3"/>
      <text:p text:style-name="P1"><draw:custom-shape text:anchor-type="paragraph" draw:z-index="8" draw:name="Shape1" draw:style-name="gr9" draw:text-style-name="P4" svg:width="1.4169in" svg:height="1.4169in" svg:x="-0.3138in" svg:y="0.2047in"><text:p text:style-name="P4">Fitbit</text:p><draw:enhanced-geometry svg:viewBox="0 0 21600 21600" draw:type="rectangle" draw:enhanced-path="M 0 0 L 21600 0 21600 21600 0 21600 0 0 Z N"/></draw:custom-shape><draw:custom-shape text:anchor-type="paragraph" draw:z-index="9" draw:name="Shape1" draw:style-name="gr9" draw:text-style-name="P4" svg:width="1.4169in" svg:height="1.4169in" svg:x="1.6028in" svg:y="0.2154in"><text:p text:style-name="P4">CSV</text:p><draw:enhanced-geometry svg:viewBox="0 0 21600 21600" draw:type="rectangle" draw:enhanced-path="M 0 0 L 21600 0 21600 21600 0 21600 0 0 Z N"/></draw:custom-shape><draw:custom-shape text:anchor-type="paragraph" draw:z-index="10" draw:name="Shape1" draw:style-name="gr9" draw:text-style-name="P4" svg:width="1.4169in" svg:height="1.4169in" svg:x="3.4465in" svg:y="0.2047in"><text:p text:style-name="P4">R Dataframe</text:p><draw:enhanced-geometry svg:viewBox="0 0 21600 21600" draw:type="rectangle" draw:enhanced-path="M 0 0 L 21600 0 21600 21600 0 21600 0 0 Z N"/></draw:custom-shape><draw:custom-shape text:anchor-type="paragraph" draw:z-index="17" draw:name="Shape8" draw:style-name="gr2" svg:width="0.3543in" svg:height="0.0732in" svg:x="1.1547in" svg:y="0.971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8" draw:name="Shape9" draw:style-name="gr1" svg:width="0.3752in" svg:height="0.1043in" svg:x="3.0717in" svg:y="0.940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8T22:59:12.818000000</meta:creation-date>
    <dc:date>2020-11-08T23:04:04.722000000</dc:date>
    <meta:editing-duration>PT4M51S</meta:editing-duration>
    <meta:editing-cycles>3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4" meta:word-count="6" meta:character-count="38" meta:non-whitespace-character-count="35"/>
  </office:meta>
</office:document-meta>
</file>